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42cm"/>
    </style:style>
    <style:style style:name="gr2" style:family="graphic" style:parent-style-name="standard">
      <style:graphic-properties draw:fill-color="#99ff99" draw:textarea-horizontal-align="justify" draw:textarea-vertical-align="middle" draw:auto-grow-height="false" fo:min-height="0.55cm" fo:min-width="1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solid" svg:stroke-color="#000000" draw:fill="none" draw:fill-color="#ffffff" fo:min-height="0.95cm"/>
    </style:style>
    <style:style style:name="gr7" style:family="graphic" style:parent-style-name="standard">
      <style:graphic-properties draw:stroke="solid" svg:stroke-color="#000000" draw:fill="solid" draw:fill-color="#9999cc" fo:min-height="0.95cm"/>
    </style:style>
    <style:style style:name="gr8" style:family="graphic" style:parent-style-name="standard">
      <style:graphic-properties draw:stroke="solid" svg:stroke-color="#000000" draw:fill="none" draw:fill-color="#ffffff" fo:min-height="1.05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9999cc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.3cm" svg:height="1cm" svg:x="14.5cm" svg:y="6.8cm">
          <text:p text:style-name="P1">N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6cm" svg:height="0.8cm" svg:x="2cm" svg:y="4.2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cm" svg:height="0.8cm" svg:x="2cm" svg:y="5.6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cm" svg:height="0.8cm" svg:x="2cm" svg:y="6.9cm">
          <text:p text:style-name="P1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cm" svg:height="0.8cm" svg:x="2cm" svg:y="10.2cm">
          <text:p text:style-name="P1">x<text:span text:style-name="T1">n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35cm" svg:height="0.962cm" svg:x="2.265cm" svg:y="8.5cm">
          <draw:text-box>
            <text:p>...</text:p>
          </draw:text-box>
        </draw:frame>
        <draw:connector draw:style-name="gr4" draw:text-style-name="P4" draw:layer="layout" draw:type="line" svg:x1="3.6cm" svg:y1="4.6cm" svg:x2="14.69cm" svg:y2="6.946cm" draw:start-shape="id1" draw:start-glue-point="1" draw:end-shape="id2" draw:end-glue-point="5" svg:d="M3600 4600l11090 2346" svg:viewBox="0 0 11091 2347">
          <text:p/>
        </draw:connector>
        <draw:frame draw:style-name="gr5" draw:text-style-name="P3" draw:layer="layout" svg:width="1.7cm" svg:height="1.2cm" svg:x="5.6cm" svg:y="4.6cm">
          <draw:text-box>
            <text:p>W<text:span text:style-name="T1">1,1</text:span></text:p>
          </draw:text-box>
        </draw:frame>
        <draw:connector draw:style-name="gr4" draw:text-style-name="P4" draw:layer="layout" draw:type="line" svg:x1="3.6cm" svg:y1="6cm" svg:x2="14.5cm" svg:y2="7.3cm" draw:start-shape="id3" draw:start-glue-point="1" draw:end-shape="id2" draw:end-glue-point="6" svg:d="M3600 6000l10900 1300" svg:viewBox="0 0 10901 1301">
          <text:p/>
        </draw:connector>
        <draw:connector draw:style-name="gr4" draw:text-style-name="P4" draw:layer="layout" draw:type="line" svg:x1="3.6cm" svg:y1="7.3cm" svg:x2="14.69cm" svg:y2="7.654cm" draw:start-shape="id4" draw:start-glue-point="1" draw:end-shape="id2" draw:end-glue-point="7" svg:d="M3600 7300l11090 354" svg:viewBox="0 0 11091 355">
          <text:p/>
        </draw:connector>
        <draw:connector draw:style-name="gr4" draw:text-style-name="P4" draw:layer="layout" draw:type="line" svg:x1="3.6cm" svg:y1="10.6cm" svg:x2="14.69cm" svg:y2="7.654cm" draw:start-shape="id5" draw:start-glue-point="1" draw:end-shape="id2" draw:end-glue-point="7" svg:d="M3600 10600l11090-2946" svg:viewBox="0 0 11091 2947">
          <text:p/>
        </draw:connector>
        <draw:frame draw:style-name="gr5" draw:text-style-name="P3" draw:layer="layout" svg:width="1.7cm" svg:height="1.2cm" svg:x="5.6cm" svg:y="5.8cm">
          <draw:text-box>
            <text:p>W<text:span text:style-name="T1">1,2</text:span></text:p>
          </draw:text-box>
        </draw:frame>
        <draw:frame draw:style-name="gr5" draw:text-style-name="P3" draw:layer="layout" svg:width="1.7cm" svg:height="1.2cm" svg:x="5.6cm" svg:y="6.9cm">
          <draw:text-box>
            <text:p>W<text:span text:style-name="T1">1,3</text:span></text:p>
          </draw:text-box>
        </draw:frame>
        <draw:frame draw:style-name="gr5" draw:text-style-name="P3" draw:layer="layout" svg:width="1.7cm" svg:height="1.2cm" svg:x="5.6cm" svg:y="9.5cm">
          <draw:text-box>
            <text:p>W<text:span text:style-name="T1">1,n</text:span></text:p>
          </draw:text-box>
        </draw:frame>
        <draw:frame draw:style-name="gr6" draw:text-style-name="P3" xml:id="id6" draw:id="id6" draw:layer="layout" svg:width="1.1cm" svg:height="1.2cm" svg:x="10.8cm" svg:y="3.2cm">
          <draw:text-box>
            <text:p>b<text:span text:style-name="T1">1</text:span></text:p>
          </draw:text-box>
        </draw:frame>
        <draw:connector draw:style-name="gr4" draw:text-style-name="P4" draw:layer="layout" draw:type="line" svg:x1="11.9cm" svg:y1="3.8cm" svg:x2="15.15cm" svg:y2="6.8cm" draw:start-shape="id6" draw:start-glue-point="1" draw:end-shape="id2" draw:end-glue-point="4" svg:d="M11900 3800l3250 3000" svg:viewBox="0 0 3251 3001">
          <text:p/>
        </draw:connector>
        <draw:frame draw:style-name="gr7" draw:text-style-name="P5" xml:id="id7" draw:id="id7" draw:layer="layout" svg:width="2.5cm" svg:height="1.2cm" svg:x="16.9cm" svg:y="6.7cm">
          <draw:text-box>
            <text:p>score<text:span text:style-name="T1">1</text:span></text:p>
          </draw:text-box>
        </draw:frame>
        <draw:connector draw:style-name="gr4" draw:text-style-name="P4" draw:layer="layout" draw:type="line" svg:x1="15.8cm" svg:y1="7.3cm" svg:x2="16.9cm" svg:y2="7.3cm" draw:start-shape="id2" draw:start-glue-point="10" draw:end-shape="id7" draw:end-glue-point="3" svg:d="M15800 7300h1100" svg:viewBox="0 0 1101 1">
          <text:p/>
        </draw:connector>
        <draw:custom-shape draw:style-name="gr1" draw:text-style-name="P1" xml:id="id8" draw:id="id8" draw:layer="layout" svg:width="1.3cm" svg:height="1cm" svg:x="14.5cm" svg:y="16.8cm">
          <text:p text:style-name="P1">N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6cm" svg:y1="4.6cm" svg:x2="14.69cm" svg:y2="16.946cm" draw:start-shape="id1" draw:start-glue-point="1" draw:end-shape="id8" draw:end-glue-point="5" svg:d="M3600 4600l11090 12346" svg:viewBox="0 0 11091 12347">
          <text:p/>
        </draw:connector>
        <draw:frame draw:style-name="gr5" draw:text-style-name="P3" draw:layer="layout" svg:width="1.7cm" svg:height="1.2cm" svg:x="10cm" svg:y="11.9cm">
          <draw:text-box>
            <text:p>W<text:span text:style-name="T1">p,1</text:span></text:p>
          </draw:text-box>
        </draw:frame>
        <draw:connector draw:style-name="gr4" draw:text-style-name="P4" draw:layer="layout" draw:type="line" svg:x1="3.6cm" svg:y1="6cm" svg:x2="14.5cm" svg:y2="17.3cm" draw:start-shape="id3" draw:start-glue-point="1" draw:end-shape="id8" draw:end-glue-point="6" svg:d="M3600 6000l10900 11300" svg:viewBox="0 0 10901 11301">
          <text:p/>
        </draw:connector>
        <draw:connector draw:style-name="gr4" draw:text-style-name="P4" draw:layer="layout" draw:type="line" svg:x1="3.6cm" svg:y1="7.3cm" svg:x2="14.5cm" svg:y2="17.3cm" draw:start-shape="id4" draw:start-glue-point="1" draw:end-shape="id8" draw:end-glue-point="6" svg:d="M3600 7300l10900 10000" svg:viewBox="0 0 10901 10001">
          <text:p/>
        </draw:connector>
        <draw:connector draw:style-name="gr4" draw:text-style-name="P4" draw:layer="layout" draw:type="line" svg:x1="3.6cm" svg:y1="10.6cm" svg:x2="14.69cm" svg:y2="17.654cm" draw:start-shape="id5" draw:start-glue-point="1" draw:end-shape="id8" draw:end-glue-point="7" svg:d="M3600 10600l11090 7054" svg:viewBox="0 0 11091 7055">
          <text:p/>
        </draw:connector>
        <draw:frame draw:style-name="gr5" draw:text-style-name="P3" draw:layer="layout" svg:width="1.7cm" svg:height="1.2cm" svg:x="10cm" svg:y="12.7cm">
          <draw:text-box>
            <text:p>W<text:span text:style-name="T1">p,2</text:span></text:p>
          </draw:text-box>
        </draw:frame>
        <draw:frame draw:style-name="gr5" draw:text-style-name="P3" draw:layer="layout" svg:width="1.7cm" svg:height="1.2cm" svg:x="10cm" svg:y="13.3cm">
          <draw:text-box>
            <text:p>W<text:span text:style-name="T1">p,3</text:span></text:p>
          </draw:text-box>
        </draw:frame>
        <draw:frame draw:style-name="gr5" draw:text-style-name="P3" draw:layer="layout" svg:width="1.7cm" svg:height="1.2cm" svg:x="10cm" svg:y="14.5cm">
          <draw:text-box>
            <text:p>W<text:span text:style-name="T1">p,n</text:span></text:p>
          </draw:text-box>
        </draw:frame>
        <draw:frame draw:style-name="gr8" draw:text-style-name="P3" xml:id="id9" draw:id="id9" draw:layer="layout" svg:width="1.3cm" svg:height="1.3cm" svg:x="10.7cm" svg:y="16.9cm">
          <draw:text-box>
            <text:p>b<text:span text:style-name="T1">p</text:span></text:p>
          </draw:text-box>
        </draw:frame>
        <draw:connector draw:style-name="gr4" draw:text-style-name="P4" draw:layer="layout" draw:type="line" svg:x1="12cm" svg:y1="17.55cm" svg:x2="15.15cm" svg:y2="17.8cm" draw:start-shape="id9" draw:start-glue-point="1" draw:end-shape="id8" draw:end-glue-point="8" svg:d="M12000 17550l3150 250" svg:viewBox="0 0 3151 251">
          <text:p/>
        </draw:connector>
        <draw:frame draw:style-name="gr7" draw:text-style-name="P5" xml:id="id10" draw:id="id10" draw:layer="layout" svg:width="2.5cm" svg:height="1.2cm" svg:x="16.9cm" svg:y="16.7cm">
          <draw:text-box>
            <text:p>score<text:span text:style-name="T1">p</text:span></text:p>
          </draw:text-box>
        </draw:frame>
        <draw:connector draw:style-name="gr4" draw:text-style-name="P4" draw:layer="layout" draw:type="line" svg:x1="15.8cm" svg:y1="17.3cm" svg:x2="16.9cm" svg:y2="17.3cm" draw:start-shape="id8" draw:start-glue-point="10" draw:end-shape="id10" draw:end-glue-point="3" svg:d="M15800 17300h1100" svg:viewBox="0 0 1101 1">
          <text:p/>
        </draw:connector>
        <draw:custom-shape draw:style-name="gr1" draw:text-style-name="P1" xml:id="id11" draw:id="id11" draw:layer="layout" svg:width="1.3cm" svg:height="1cm" svg:x="14.501cm" svg:y="9.101cm">
          <text:p text:style-name="P1">N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35cm" svg:height="0.962cm" svg:x="14.666cm" svg:y="12.3cm">
          <draw:text-box>
            <text:p>...</text:p>
          </draw:text-box>
        </draw:frame>
        <draw:frame draw:style-name="gr7" draw:text-style-name="P5" xml:id="id12" draw:id="id12" draw:layer="layout" svg:width="2.5cm" svg:height="1.2cm" svg:x="16.9cm" svg:y="9cm">
          <draw:text-box>
            <text:p>score<text:span text:style-name="T1">2</text:span></text:p>
          </draw:text-box>
        </draw:frame>
        <draw:connector draw:style-name="gr4" draw:text-style-name="P4" draw:layer="layout" draw:type="line" svg:x1="15.801cm" svg:y1="9.601cm" svg:x2="16.9cm" svg:y2="9.6cm" draw:start-shape="id11" draw:start-glue-point="10" draw:end-shape="id12" draw:end-glue-point="3" svg:d="M15801 9601l1099-1" svg:viewBox="0 0 1100 2">
          <text:p/>
        </draw:connector>
        <draw:connector draw:style-name="gr9" draw:text-style-name="P4" draw:layer="layout" draw:type="line" svg:x1="3.6cm" svg:y1="4.6cm" svg:x2="14.501cm" svg:y2="9.601cm" draw:start-shape="id1" draw:start-glue-point="1" draw:end-shape="id11" draw:end-glue-point="6" svg:d="M3600 4600l10901 5001" svg:viewBox="0 0 10902 5002">
          <text:p/>
        </draw:connector>
        <draw:connector draw:style-name="gr9" draw:text-style-name="P4" draw:layer="layout" draw:type="line" svg:x1="3.6cm" svg:y1="6cm" svg:x2="14.501cm" svg:y2="9.601cm" draw:start-shape="id3" draw:start-glue-point="1" draw:end-shape="id11" draw:end-glue-point="6" svg:d="M3600 6000l10901 3601" svg:viewBox="0 0 10902 3602">
          <text:p/>
        </draw:connector>
        <draw:connector draw:style-name="gr9" draw:text-style-name="P4" draw:layer="layout" draw:type="line" svg:x1="3.6cm" svg:y1="10.6cm" svg:x2="14.691cm" svg:y2="9.955cm" draw:start-shape="id5" draw:start-glue-point="1" draw:end-shape="id11" draw:end-glue-point="7" svg:d="M3600 10600l11091-645" svg:viewBox="0 0 11092 646">
          <text:p/>
        </draw:connector>
        <draw:connector draw:style-name="gr9" draw:text-style-name="P4" draw:layer="layout" draw:type="line" svg:x1="3.6cm" svg:y1="7.3cm" svg:x2="14.691cm" svg:y2="9.894cm" draw:start-shape="id4" draw:start-glue-point="1" svg:d="M3600 7300l11091 2594" svg:viewBox="0 0 11092 2595">
          <text:p/>
        </draw:connector>
        <draw:frame draw:style-name="gr6" draw:text-style-name="P3" xml:id="id13" draw:id="id13" draw:layer="layout" svg:width="1.1cm" svg:height="1.2cm" svg:x="12.9cm" svg:y="10.6cm">
          <draw:text-box>
            <text:p/>
          </draw:text-box>
        </draw:frame>
        <draw:connector draw:style-name="gr9" draw:text-style-name="P4" draw:layer="layout" draw:type="line" svg:x1="14cm" svg:y1="11.2cm" svg:x2="15.151cm" svg:y2="10.101cm" draw:start-shape="id13" draw:start-glue-point="1" draw:end-shape="id11" draw:end-glue-point="8" svg:d="M14000 11200l1151-1099" svg:viewBox="0 0 1152 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5:08:58.297000000</meta:creation-date>
    <dc:date>2018-01-24T15:31:12.413000000</dc:date>
    <meta:editing-duration>PT1M43S</meta:editing-duration>
    <meta:editing-cycles>1</meta:editing-cycles>
    <meta:generator>LibreOffice/5.1.5.2$Windows_x86 LibreOffice_project/7a864d8825610a8c07cfc3bc01dd4fce6a9447e5</meta:generator>
    <meta:document-statistic meta:object-count="41"/>
  </office:meta>
</office:document-meta>
</file>